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801cm"/>
          <style:tab-stop style:position="1.6cm"/>
          <style:tab-stop style:position="2.302cm"/>
          <style:tab-stop style:position="9.753cm"/>
          <style:tab-stop style:position="14cm" style:type="center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top="0cm" fo:margin-bottom="0.247cm" fo:text-align="justify" style:justify-single-word="false" fo:hyphenation-ladder-count="no-limit" fo:padding-left="0cm" fo:padding-right="0cm" fo:padding-top="0cm" fo:padding-bottom="0.141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88cm" fo:text-align="justify" style:justify-single-word="false">
        <style:tab-stops>
          <style:tab-stop style:position="0.801cm"/>
          <style:tab-stop style:position="1.6cm"/>
          <style:tab-stop style:position="2.302cm"/>
          <style:tab-stop style:position="9.753cm"/>
          <style:tab-stop style:position="14cm" style:type="center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hyphenation-ladder-count="no-limit">
        <style:tab-stops>
          <style:tab-stop style:position="0.801cm"/>
          <style:tab-stop style:position="1.6cm"/>
          <style:tab-stop style:position="2.302cm"/>
          <style:tab-stop style:position="3.501cm"/>
          <style:tab-stop style:position="8.401cm"/>
          <style:tab-stop style:position="9.753cm"/>
          <style:tab-stop style:position="14cm" style:type="center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8" style:family="paragraph" style:parent-style-name="Text_20_body">
      <style:paragraph-properties fo:line-height="150%" fo:hyphenation-ladder-count="no-limit">
        <style:tab-stops>
          <style:tab-stop style:position="1.752cm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9" style:family="paragraph" style:parent-style-name="Text_20_body">
      <style:paragraph-properties fo:line-height="150%" fo:hyphenation-ladder-count="no-limit">
        <style:tab-stops>
          <style:tab-stop style:position="1.752cm"/>
          <style:tab-stop style:position="14cm" style:type="center"/>
        </style:tab-stops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10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800000"/>
    </style:style>
    <style:style style:name="T4" style:family="text">
      <style:text-properties fo:color="#800000" fo:font-size="12pt" style:font-size-asian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8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9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name-asian="Courier New" style:font-weight-asian="bold" style:font-name-complex="Courier New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%#include </text:span><text:span text:style-name="T11">enTetesDecisionRFM</text:span><text:span text:style-name="T10">#%</text:span></text:p>
      <text:p text:style-name="P2"/>
      <text:p text:style-name="P5">%=OBJET=%</text:p>
      <text:p text:style-name="P4"/>
      <text:p text:style-name="P6">%=DESTINATAIRE=%</text:p>
      <text:p text:style-name="P4">%=DATE_DEMANDE=%</text:p>
      <text:p text:style-name="P4"/>
      <text:p text:style-name="P4">%=MANDATER_DIETETICIENNE_DEBUT=% <text:span text:style-name="T5">%=OMSV=%</text:span> %=MANDATER_DIETETICIENNE_FIN=%</text:p>
      <text:p text:style-name="P4"/>
      <text:p text:style-name="P4">%=REMPLIR_FORMULAIRE=%</text:p>
      <text:p text:style-name="P4"/>
      <text:p text:style-name="P4">%=SALUTATIONS=%</text:p>
      <text:p text:style-name="P7"/>
      <text:p text:style-name="P3"/>
      <text:p text:style-name="P10"><text:span text:style-name="T3"><text:tab/></text:span><text:span text:style-name="T8">%#</text:span><text:span text:style-name="T9">include <text:s/>signatureRFM</text:span><text:span text:style-name="T8">#%</text:span></text:p>
      <text:p text:style-name="P7"/>
      <text:p text:style-name="P7"/>
      <text:p text:style-name="P8"><text:span text:style-name="T12">%=ANNEXE=%</text:span> : %=FORM=%</text:p>
      <text:p text:style-name="P9"><text:span text:style-name="T12">%=COPIE=%</text:span> : 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="100%"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2T17:51:00</meta:creation-date>
    <dc:date>2014-06-30T10:14:27.14</dc:date>
    <meta:print-date>2009-04-27T16:03:00</meta:print-date>
    <meta:editing-cycles>14</meta:editing-cycles>
    <meta:editing-duration>PT23H7M59S</meta:editing-duration>
    <meta:document-statistic meta:table-count="0" meta:image-count="0" meta:object-count="0" meta:page-count="1" meta:paragraph-count="10" meta:word-count="18" meta:character-count="251"/>
    <meta:user-defined meta:name="Info 1"/>
    <meta:user-defined meta:name="Info 2"/>
    <meta:user-defined meta:name="Info 3"/>
    <meta:user-defined meta:name="Info 4"/>
    <meta:user-defined meta:name="_AdHocReviewCycleID" meta:value-type="string">-111191171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